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Standard">
      <style:paragraph-properties fo:line-height="150%"/>
      <style:text-properties style:font-name="Georgia"/>
    </style:style>
    <style:style style:name="P5" style:family="paragraph" style:parent-style-name="Text_20_body" style:list-style-name="L1"/>
    <style:style style:name="P6" style:family="paragraph" style:parent-style-name="Text_20_body" style:list-style-name="L1">
      <style:paragraph-properties fo:margin-top="0in" fo:margin-bottom="0in"/>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3</text:p>
      <text:p text:style-name="P3">User Environment</text:p>
      <text:p text:style-name="P1"/>
      <text:p text:style-name="P1"/>
      <text:p text:style-name="P1">0.<text:tab/>God says user processes can run now. Then there comes user envirnoment.<text:line-break/><text:line-break/>1.<text:tab/>Time to diff and patch! Compile and fail an assertion. That's the new test for lab3, to test envs array mapping, but seems that the html doesn't mention it at all.<text:line-break/><text:line-break/>2.<text:tab/>Exercise-1<text:line-break/><text:tab/>Env's structure”<text:line-break/>struct Env { </text:p>
      <text:p text:style-name="P1"><text:tab/>struct Trapframe env_tf;<text:tab/>// Saved registers </text:p>
      <text:p text:style-name="P1"><text:tab/>LIST_ENTRY(Env) env_link;<text:tab/>// Free list link pointers </text:p>
      <text:p text:style-name="P1"><text:tab/>envid_t env_id; <text:tab/>// Unique environment identifier </text:p>
      <text:p text:style-name="P1"><text:tab/>envid_t env_parent_id; <text:tab/>// env_id of this env's parent </text:p>
      <text:p text:style-name="P1"><text:tab/>unsigned env_status; <text:tab/>// Status of the environment </text:p>
      <text:p text:style-name="P1"><text:tab/>uint32_t env_runs; <text:tab/>// Number of times environment has run </text:p>
      <text:p text:style-name="P1"><text:tab/>// Address space </text:p>
      <text:p text:style-name="P1"><text:tab/>pde_t *env_pgdir; <text:tab/>// Kernel virtual address of page dir </text:p>
      <text:p text:style-name="P1"><text:tab/>physaddr_t env_cr3; <text:tab/>// Physical address of page dir </text:p>
      <text:p text:style-name="P1">}; <text:line-break/><text:tab/>Env is the same as Page in structure.<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soft-page-break/><text:tab/>// Lab3: Your code goes here:</text:p>
      <text:p text:style-name="P1"><text:tab/>n = ROUNDUP(NENV*sizeof(struct Env), PGSIZE);</text:p>
      <text:p text:style-name="P1"><text:tab/>boot_map_segment(pgdir, UENVS, n, PADDR(envs), PTE_U | PTE_P);<text:line-break/>----------------------------------------------------------------------<text:line-break/><text:tab/>Now “check_boot_dir” can be passed.<text:line-break/><text:line-break/>3.<text:tab/>Exercise-2<text:line-break/><text:tab/>Finish a list of function. “env_init” is nearly the same as “page_init” except there is no “envs[i]” should be preserved.<text:line-break/>env_init-------------------------------------------------------------<text:line-break/><text:tab/>// LAB 3: Your code here.</text:p>
      <text:p text:style-name="P1"><text:tab/>// this function will initialize all of the Env structures</text:p>
      <text:p text:style-name="P1"><text:tab/>// in the envs array and add them to the env_free_list.</text:p>
      <text:p text:style-name="P1"><text:tab/>// just like page_init()</text:p>
      <text:p text:style-name="P1"><text:tab/>// REVERSE ORDER!</text:p>
      <text:p text:style-name="P1"><text:tab/>int i;</text:p>
      <text:p text:style-name="P1"><text:tab/>for (i = NENV-1; i &gt;= 0; --i)</text:p>
      <text:p text:style-name="P1"><text:tab/>{</text:p>
      <text:p text:style-name="P1"><text:tab/><text:tab/>// "set <text:s/>their env_ids to 0"</text:p>
      <text:p text:style-name="P1"><text:tab/><text:tab/>envs[i].env_id = 0;</text:p>
      <text:p text:style-name="P1"><text:tab/><text:tab/>LIST_INSERT_HEAD(&amp;env_free_list, &amp;envs[i], env_link);</text:p>
      <text:p text:style-name="P1"><text:tab/>}<text:line-break/>---------------------------------------------------------------------<text:line-break/><text:tab/>Well, it seems there is no check function anymore. Sad.<text:line-break/><text:tab/>Btw, from now on, most coding details will be provided in the comments. Out of comments only structural concepts or good ideas will be discussed.<text:line-break/><text:tab/>And, how to say, where are so many macros that define lots of constants. Nearly every meaningful constant you can come up with can be found in “inc/memlayout.h” or “inc/mmu.h”. NEVER USE AN IMMEDIATE NUMBER BEFORE YOU HAVE SEARCHED FOR CORRESPONDING CONSTANT.<text:line-break/>env_setup_vm-----------------------------------------------------<text:line-break/><text:tab/>// LAB 3: Your code here.</text:p>
      <text:p text:style-name="P1"><text:tab/>// this function will allocate a page directory for a new environment</text:p>
      <text:p text:style-name="P1"><text:soft-page-break/><text:tab/>// and initialize the kernel portion of the new environment's address space.</text:p>
      <text:p text:style-name="P1"><text:tab/>// increase pp_ref</text:p>
      <text:p text:style-name="P1"><text:tab/>++(p-&gt;pp_ref);</text:p>
      <text:p text:style-name="P1"><text:tab/>// Attention: need to clear the memory pointed by the page's va,</text:p>
      <text:p text:style-name="P1"><text:tab/>// as it holds the process's pg dir.</text:p>
      <text:p text:style-name="P1"><text:tab/>// page2kva is the combination of page2pa and KADDR</text:p>
      <text:p text:style-name="P1"><text:tab/>// what will happen if "memset" is commented out? have a try.</text:p>
      <text:p text:style-name="P1"><text:tab/>memset(page2kva(p), 0, PGSIZE);</text:p>
      <text:p text:style-name="P1"><text:tab/>// set e-&gt;env_pgdir to this pg's va</text:p>
      <text:p text:style-name="P1"><text:tab/>e-&gt;env_pgdir = page2kva(p);</text:p>
      <text:p text:style-name="P1"><text:tab/>// set e-&gt;env_cr3 to this pg's pa</text:p>
      <text:p text:style-name="P1"><text:tab/>e-&gt;env_cr3 = page2pa(p);</text:p>
      <text:p text:style-name="P1"><text:tab/>// REMEMBER! Any va above UTOP can not be accessed by user.</text:p>
      <text:p text:style-name="P1"><text:tab/>// The reason is that JOS shares a 4G vm.</text:p>
      <text:p text:style-name="P1"><text:tab/>// So just copy boot_pgdir to env_pgdir for this part.</text:p>
      <text:p text:style-name="P1"><text:tab/>// And UTOP equals UENVS</text:p>
      <text:p text:style-name="P1"><text:tab/>// Page directory and page table constants.</text:p>
      <text:p text:style-name="P1"><text:tab/>// NPDENTRIES = 1024<text:tab/>// page directory entries per page directory</text:p>
      <text:p text:style-name="P1"><text:tab/>// NPTENTRIES = 1024<text:tab/>// page table entries per page table</text:p>
      <text:p text:style-name="P1"><text:tab/>for (i = PDX(UTOP); i &lt; NPDENTRIES; ++i)</text:p>
      <text:p text:style-name="P1"><text:tab/>{</text:p>
      <text:p text:style-name="P1"><text:tab/><text:tab/>e-&gt;env_pgdir[i] = boot_pgdir[i];</text:p>
      <text:p text:style-name="P1"><text:tab/>}</text:p>
      <text:p text:style-name="P1"/>
      <text:p text:style-name="P1"><text:tab/>// VPT and UVPT map the env's own page table, with</text:p>
      <text:p text:style-name="P1"><text:tab/>// different permissions.</text:p>
      <text:p text:style-name="P1"><text:tab/>e-&gt;env_pgdir[PDX(VPT)] <text:s/>= e-&gt;env_cr3 | PTE_P | PTE_W;</text:p>
      <text:p text:style-name="P1"><text:tab/>e-&gt;env_pgdir[PDX(UVPT)] = e-&gt;env_cr3 | PTE_P | PTE_U;<text:line-break/>segment_alloc------------------------------------------------------<text:line-break/><text:tab/>// LAB 3: Your code here.</text:p>
      <text:p text:style-name="P1"><text:tab/>// (But only if you need it for load_icode.)</text:p>
      <text:p text:style-name="P1"><text:tab/>//</text:p>
      <text:p text:style-name="P1"><text:tab/>// Hint: It is easier to use segment_alloc if the caller can pass</text:p>
      <text:p text:style-name="P1"><text:soft-page-break/><text:tab/>// <text:s text:c="2"/>'va' and 'len' values that are not page-aligned.</text:p>
      <text:p text:style-name="P1"><text:tab/>// <text:s text:c="2"/>You should round va down, and round len up.</text:p>
      <text:p text:style-name="P1"><text:tab/>// this function will allocates and maps physical memory for an environment.</text:p>
      <text:p text:style-name="P1"><text:tab/>va = ROUNDDOWN(va, PGSIZE);</text:p>
      <text:p text:style-name="P1"><text:tab/>len = ROUNDUP(len, PGSIZE);</text:p>
      <text:p text:style-name="P1"><text:tab/>struct Page *new_pg;</text:p>
      <text:p text:style-name="P1"><text:tab/>int i;</text:p>
      <text:p text:style-name="P1"><text:tab/>for (i = 0; i &lt; len; i += PGSIZE)</text:p>
      <text:p text:style-name="P1"><text:tab/>{</text:p>
      <text:p text:style-name="P1"><text:tab/><text:tab/>// allocate a new page</text:p>
      <text:p text:style-name="P1"><text:tab/><text:tab/>if (page_alloc(&amp;new_pg) &lt; 0)</text:p>
      <text:p text:style-name="P1"><text:tab/><text:tab/>{</text:p>
      <text:p text:style-name="P1"><text:tab/><text:tab/><text:tab/>panic("segment_alloc(): out of memory\n");</text:p>
      <text:p text:style-name="P1"><text:tab/><text:tab/>}</text:p>
      <text:p text:style-name="P1"><text:tab/><text:tab/>// must be e-&gt;env_pgdir, not pgdir</text:p>
      <text:p text:style-name="P1"><text:tab/><text:tab/>// it is allocated according to env pg dir, as it is allocating pages</text:p>
      <text:p text:style-name="P1"><text:tab/><text:tab/>// for user process env</text:p>
      <text:p text:style-name="P1"><text:tab/><text:tab/>// User, Writable</text:p>
      <text:p text:style-name="P1"><text:tab/><text:tab/>if (page_insert(e-&gt;env_pgdir, new_pg, va+i, PTE_U | PTE_W) &lt; 0)</text:p>
      <text:p text:style-name="P1"><text:tab/><text:tab/>{</text:p>
      <text:p text:style-name="P1"><text:tab/><text:tab/><text:tab/>panic("segment_alloc(): page table cannot be allocated\n");</text:p>
      <text:p text:style-name="P1"><text:tab/><text:tab/>}</text:p>
      <text:p text:style-name="P1"><text:tab/>}<text:line-break/>-------------------------------------------------------------------------<text:line-break/><text:tab/>Then there comes the bomb. “load_icode()” seems to be very complex. The function will set up the initial program binary, stack, and processor flags for a user process. And this function is ONLY called during kernel initialization, before running the first user-mode environment.<text:line-break/><text:tab/>It is said to be one of the most important functions to initialize user process envs. Whatever, let's get it finished.<text:line-break/><text:tab/>Btw, struct Proghdr is defined in “inc/elf.h”. It is used in “bootmain” in “boot/main.c”, but I just cannot guess the precise meaning of it.<text:line-break/><text:tab/>Hint: We can treat “grep” as the gift from god.<text:line-break/><text:soft-page-break/><text:tab/>“outw” defined in “inc/x86.h”. Not so useful to us. I'm just curious about it.<text:line-break/><text:tab/>Maybe it is time to get something about ELF to read. I just skip the procedure when analyzing “bootmain”. I regret that.</text:p>
      <text:p text:style-name="P1"><text:tab/>As I know, elf files consist of several sections:<text:line-break/>Elf header: defines whether 32- or 64-bit addresses will be used. Besides, the header states the <text:tab/>structure of the elf file.<text:line-break/>Program header table: describes each section's position, size in the file and position and size <text:tab/>when put into memory.<text:line-break/>.text section: executable code.<text:line-break/>.rodata section: read-only global var.<text:line-break/>.stab section: stab table. We have used it for “mon_backtrace”.<text:line-break/>.stabstr section: the string part of stab table.<text:line-break/>.data section: write/read global var.<text:line-break/>.bss section: uninitialized global var. They are not stored in disk as they are not initialized. <text:tab/>When loaded into memory, memory space with zero initial value should be allocated to them.<text:line-break/>.comment section: comments and won't be loaded into memory.<text:line-break/>Section header table: it seems it functions just like elf header.<text:line-break/><text:tab/>Elf file's structure:<text:line-break/>struct Elf { </text:p>
      <text:p text:style-name="P1"><text:tab/>uint32_t e_magic; // whether it is elf file or not </text:p>
      <text:p text:style-name="P1"><text:tab/>uint8_t e_elf[12]; // NOT CLEAR YET; said to be magic number. WHAT? </text:p>
      <text:p text:style-name="P1"><text:tab/>uint16_t e_type; // file type </text:p>
      <text:p text:style-name="P1"><text:tab/>uint16_t e_machine;// architecture aimed to</text:p>
      <text:p text:style-name="P1"><text:tab/>uint32_t e_version; // version </text:p>
      <text:p text:style-name="P1"><text:tab/>uint32_t e_entry; // entry point </text:p>
      <text:p text:style-name="P1"><text:tab/>uint32_t e_phoff; // program header table offset </text:p>
      <text:p text:style-name="P1"><text:tab/>uint32_t e_shoff; // section header table offset </text:p>
      <text:p text:style-name="P1"><text:tab/>uint32_t e_flags; // certain processor flag (DON'T KNOW ITS USAGE)</text:p>
      <text:p text:style-name="P1"><text:tab/>uint16_t e_ehsize; // elf header size </text:p>
      <text:p text:style-name="P1"><text:tab/>uint16_t e_phentsize;// program header table size </text:p>
      <text:p text:style-name="P1"><text:tab/>uint16_t e_phnum; // program header table entry number</text:p>
      <text:p text:style-name="P1"><text:tab/>uint16_t e_shentsize;// section header table size </text:p>
      <text:p text:style-name="P1"><text:soft-page-break/><text:tab/>uint16_t e_shnum; // section header table entry number </text:p>
      <text:p text:style-name="P1"><text:tab/>uint16_t e_shstrndx; // section header table string index</text:p>
      <text:p text:style-name="P1">}; <text:line-break/><text:tab/>Program header table's structure:<text:line-break/>struct Proghdr { </text:p>
      <text:p text:style-name="P1"><text:tab/>uint32_t p_type; // segment type</text:p>
      <text:p text:style-name="P1"><text:tab/>uint32_t p_offset; // segment offset from the start of file </text:p>
      <text:p text:style-name="P1"><text:tab/>uint32_t p_va; // va of segment in memory</text:p>
      <text:p text:style-name="P1"><text:tab/>uint32_t p_pa; // pa of segment </text:p>
      <text:p text:style-name="P1"><text:tab/>uint32_t p_filesz; // segment length in file </text:p>
      <text:p text:style-name="P1"><text:tab/>uint32_t p_memsz; // segment length in memory</text:p>
      <text:p text:style-name="P1"><text:tab/>uint32_t p_flags; // segment flags </text:p>
      <text:p text:style-name="P1"><text:tab/>uint32_t p_align; // segment alignment flags in memory </text:p>
      <text:p text:style-name="P1">}; <text:line-break/><text:tab/>Section header table's structure:<text:line-break/>struct Secthdr { </text:p>
      <text:p text:style-name="P1"><text:tab/>uint32_t sh_name; // section name </text:p>
      <text:p text:style-name="P1"><text:tab/>uint32_t sh_type; // section type </text:p>
      <text:p text:style-name="P1"><text:tab/>uint32_t sh_flags; // section flags </text:p>
      <text:p text:style-name="P1"><text:tab/>uint32_t sh_addr; // section va in memory</text:p>
      <text:p text:style-name="P1"><text:tab/>uint32_t sh_offset; // <text:s/>section offset from the start of file </text:p>
      <text:p text:style-name="P1"><text:tab/>uint32_t sh_size; // section size(bytes)</text:p>
      <text:p text:style-name="P1"><text:tab/>uint32_t sh_link; // relationship between other sections </text:p>
      <text:p text:style-name="P1"><text:tab/>uint32_t sh_info; // other info(what's it about?) </text:p>
      <text:p text:style-name="P1"><text:tab/>uint32_t sh_addralign; // addr alignment flag </text:p>
      <text:p text:style-name="P1"><text:tab/>uint32_t sh_entsize; // entry size </text:p>
      <text:p text:style-name="P1">}; <text:line-break/><text:tab/>Now, according to the hint and the comment, we can roughly program “load_icode” based on “bootmain”.<text:line-break/><text:tab/>Hint: There is no “memcpy”, but there is “memmove” in “inc/string.h”. Be good at using “grep”.<text:line-break/>load_icode-----------------------------------------------------------<text:line-break/>// LAB 3: Your code here.</text:p>
      <text:p text:style-name="P1"><text:soft-page-break/><text:tab/>// Just to load each program segment into virtual memory</text:p>
      <text:p text:style-name="P1"><text:tab/>// <text:s/>at the address specified in the ELF section header.</text:p>
      <text:p text:style-name="P1"><text:tab/>// only load segments with ph-&gt;p_type == ELF_PROG_LOAD.</text:p>
      <text:p text:style-name="P1"><text:tab/>struct Elf *env_elf;</text:p>
      <text:p text:style-name="P1"><text:tab/>struct Proghdr *ph, *eph;</text:p>
      <text:p text:style-name="P1"><text:tab/>env_elf = (struct Elf *)binary;</text:p>
      <text:p text:style-name="P1"><text:tab/>// magic number check</text:p>
      <text:p text:style-name="P1"><text:tab/>if(env_elf-&gt;e_magic != ELF_MAGIC)</text:p>
      <text:p text:style-name="P1"><text:tab/>{</text:p>
      <text:p text:style-name="P1"><text:tab/><text:tab/>panic("load_icode(): Not a valid ELF!\n");</text:p>
      <text:p text:style-name="P1"><text:tab/>}<text:tab/></text:p>
      <text:p text:style-name="P1"><text:tab/>// load each program segment (ignores ph flags)</text:p>
      <text:p text:style-name="P1"><text:tab/>// e_phoff means program header table offset</text:p>
      <text:p text:style-name="P1"><text:tab/>// the start position</text:p>
      <text:p text:style-name="P1"><text:tab/>ph = (struct Proghdr *)((uint8_t *)(env_elf)+env_elf-&gt;e_phoff);</text:p>
      <text:p text:style-name="P1"><text:tab/>// the end position, e_phnum means the number of program</text:p>
      <text:p text:style-name="P1"><text:tab/>// header table entries</text:p>
      <text:p text:style-name="P1"><text:tab/>eph = ph+env_elf-&gt;e_phnum;</text:p>
      <text:p text:style-name="P1"><text:tab/>// Page Error will occur without this when using memmove and memset</text:p>
      <text:p text:style-name="P1"><text:tab/>// save old cr3, cr3 stores the page dir addr(pa)</text:p>
      <text:p text:style-name="P1"><text:tab/>unsigned int old_cr3 = rcr3();</text:p>
      <text:p text:style-name="P1"><text:tab/>// load env page dir into cr3</text:p>
      <text:p text:style-name="P1"><text:tab/>// if not, addressing will be wrong(Page Fault on memmove and memset),</text:p>
      <text:p text:style-name="P1"><text:tab/>// as addressing is tightly related to address. </text:p>
      <text:p text:style-name="P1"><text:tab/>lcr3(PADDR(e-&gt;env_pgdir));</text:p>
      <text:p text:style-name="P1"><text:tab/>for (; ph &lt; eph; ++ph)</text:p>
      <text:p text:style-name="P1"><text:tab/>{</text:p>
      <text:p text:style-name="P1"><text:tab/><text:tab/>// only load segments with ph-&gt;p_type == ELF_PROG_LOAD.</text:p>
      <text:p text:style-name="P1"><text:tab/><text:tab/>if (ph-&gt;p_type == ELF_PROG_LOAD)</text:p>
      <text:p text:style-name="P1"><text:tab/><text:tab/>{</text:p>
      <text:p text:style-name="P1"><text:tab/><text:tab/><text:tab/>// Each segment's virtual address can be found in ph-&gt;p_va</text:p>
      <text:p text:style-name="P1"><text:tab/><text:tab/><text:tab/>// <text:s/>and its size in memory can be found in ph-&gt;p_memsz.</text:p>
      <text:p text:style-name="P1"><text:tab/><text:tab/><text:tab/>segment_alloc(e, (void *)ph-&gt;p_va, ph-&gt;p_memsz);</text:p>
      <text:p text:style-name="P1"><text:soft-page-break/><text:tab/><text:tab/><text:tab/>// <text:s/>The ph-&gt;p_filesz bytes from the ELF binary, starting at</text:p>
      <text:p text:style-name="P1"><text:tab/><text:tab/><text:tab/>// <text:s/>'binary + ph-&gt;p_offset', should be copied to virtual address</text:p>
      <text:p text:style-name="P1"><text:tab/><text:tab/><text:tab/>// <text:s/>ph-&gt;p_va.</text:p>
      <text:p text:style-name="P1"><text:tab/><text:tab/><text:tab/>memmove((void *)ph-&gt;p_va, binary+ph-&gt;p_offset, ph-&gt;p_filesz);</text:p>
      <text:p text:style-name="P1"><text:tab/><text:tab/><text:tab/>//Any remaining memory bytes should be cleared to zero.</text:p>
      <text:p text:style-name="P1"><text:tab/><text:tab/><text:tab/>// REMEMBER that ph-&gt;p_filesz &lt;= ph-&gt;p_memsz.</text:p>
      <text:p text:style-name="P1"><text:tab/><text:tab/><text:tab/>memset((void *)(ph-&gt;p_va+ph-&gt;p_filesz), 0, ph-&gt;p_memsz-ph-&gt;p_filesz);</text:p>
      <text:p text:style-name="P1"><text:tab/></text:p>
      <text:p text:style-name="P1"><text:tab/><text:tab/>}</text:p>
      <text:p text:style-name="P1"><text:tab/>}</text:p>
      <text:p text:style-name="P1"><text:tab/>// restore the old cr3</text:p>
      <text:p text:style-name="P1"><text:tab/>lcr3(old_cr3);</text:p>
      <text:p text:style-name="P1"><text:tab/>// Set the program's entry point.</text:p>
      <text:p text:style-name="P1"><text:tab/>e-&gt;env_tf.tf_eip = env_elf-&gt;e_entry;</text:p>
      <text:p text:style-name="P1"/>
      <text:p text:style-name="P1"><text:tab/>// Now map one page for the program's initial stack</text:p>
      <text:p text:style-name="P1"><text:tab/>// at virtual address USTACKTOP - PGSIZE.</text:p>
      <text:p text:style-name="P1"/>
      <text:p text:style-name="P1"><text:tab/>// LAB 3: Your code here.</text:p>
      <text:p text:style-name="P1"><text:tab/>segment_alloc(e, (void *)(USTACKTOP-PGSIZE), PGSIZE);</text:p>
      <text:p text:style-name="P1"><text:tab/>// <text:s/>All page protection bits should be user read/write for now.<text:line-break/>env_create()-------------------------------------------------------<text:line-break/><text:tab/>// LAB 3: Your code here.</text:p>
      <text:p text:style-name="P1"><text:tab/>// ONLY called during kernel initialization,</text:p>
      <text:p text:style-name="P1"><text:tab/>// before running the first user-mode environment.</text:p>
      <text:p text:style-name="P1"><text:tab/>// To allocate an environment with env_alloc and</text:p>
      <text:p text:style-name="P1"><text:tab/>// call load_icode load an ELF binary into it.</text:p>
      <text:p text:style-name="P1"><text:tab/>// about env_alloc(struct Env **newenv_store, envid_t parent_id):</text:p>
      <text:p text:style-name="P1"><text:tab/>// Allocates and initializes a new environment.</text:p>
      <text:p text:style-name="P1"><text:tab/>// On success, the new environment is stored in *newenv_store.</text:p>
      <text:p text:style-name="P1"><text:tab/>struct Env *env;</text:p>
      <text:p text:style-name="P1"><text:tab/>// The new env's parent ID is set to 0, as the first.</text:p>
      <text:p text:style-name="P1"><text:soft-page-break/><text:tab/>int env_alloc_info = env_alloc(&amp;env, 0);</text:p>
      <text:p text:style-name="P1"><text:tab/>if (env_alloc_info &lt; 0)</text:p>
      <text:p text:style-name="P1"><text:tab/>{</text:p>
      <text:p text:style-name="P1"><text:tab/><text:tab/>panic("env_alloc: %e", env_alloc_info);</text:p>
      <text:p text:style-name="P1"><text:tab/>}</text:p>
      <text:p text:style-name="P1"><text:tab/>load_icode(env, binary, size);<text:line-break/>----------------------------------------------------------------------<text:line-break/><text:tab/>“env_alloc” is used to create the dir of user process, then call “load_icode” to load the needed code which is elf file into the environment of user process.<text:line-break/><text:tab/>By convention, envs[0] is the first environment allocated, so whoever calls env_create simply looks for the newly created environment there. <text:line-break/>env_run()----------------------------------------------------------<text:line-break/><text:tab/>// LAB 3: Your code here.</text:p>
      <text:p text:style-name="P1"><text:tab/>// To start a given environment running in user mode.</text:p>
      <text:p text:style-name="P1"><text:tab/>// PART 1</text:p>
      <text:p text:style-name="P1"><text:tab/>// switch, and the original status may not be stored as the function </text:p>
      <text:p text:style-name="P1"><text:tab/>// NEVER RETURNS!</text:p>
      <text:p text:style-name="P1"><text:tab/>curenv = e;</text:p>
      <text:p text:style-name="P1"><text:tab/>// update its 'env_runs' counter</text:p>
      <text:p text:style-name="P1"><text:tab/>++(curenv-&gt;env_runs);</text:p>
      <text:p text:style-name="P1"><text:tab/>// switch to its address space</text:p>
      <text:p text:style-name="P1"><text:tab/>lcr3(PADDR(curenv-&gt;env_pgdir));</text:p>
      <text:p text:style-name="P1"><text:tab/>// PART 2</text:p>
      <text:p text:style-name="P1"><text:tab/>// restore the environment's registers and</text:p>
      <text:p text:style-name="P1"><text:tab/>// drop into user mode in the environment.</text:p>
      <text:p text:style-name="P2"><text:span text:style-name="T2"><text:tab/>env_pop_tf(&amp;(curenv-&gt;env_tf));<text:line-break/>---------------------------------------------------------------------<text:line-break/><text:tab/>Okay, there is Part 1. That's … You will need to read lots of … things.<text:line-break/><text:tab/>Compile and run bochs, if it is stuck with “[00000000] new env 00001000” then the job has been done. Continue typing “c” bochs will reboot. Congrats!<text:line-break/><text:tab/>The reason is that it crashes on a syscall as syscall is not supported yet.<text:line-break/><text:tab/>Pay attention to “env_pop_tf”. This function restores the register values in the Trapframe with the 'iret' instruction, and exit the kernel and starts executing some </text:span><text:soft-page-break/><text:span text:style-name="T2">environment's code. AND, “iret” will transfer Kernel Mode to User Mode.<text:line-break/><text:tab/>Now the step will become more clear: (before user code executed)<text:line-break/><text:tab/></text:span><text:span text:style-name="Source_20_Text"><text:span text:style-name="T1">start </text:span></text:span><text:span text:style-name="T1">(</text:span><text:span text:style-name="Source_20_Text"><text:span text:style-name="T1">kern/entry.S</text:span></text:span><text:span text:style-name="T1">)</text:span></text:p>
      <text:list xml:id="list20913928571" text:style-name="L1">
        <text:list-header>
          <text:p text:style-name="P6"><text:span text:style-name="Source_20_Text"><text:span text:style-name="T1">i386_init</text:span></text:span></text:p>
          <text:list>
            <text:list-header>
              <text:p text:style-name="P6"><text:span text:style-name="Source_20_Text"><text:span text:style-name="T1">cons_init</text:span></text:span></text:p>
              <text:p text:style-name="P6"><text:span text:style-name="Source_20_Text"><text:span text:style-name="T1">i386_detect_memory</text:span></text:span></text:p>
              <text:p text:style-name="P6"><text:span text:style-name="Source_20_Text"><text:span text:style-name="T1">i386_vm_init</text:span></text:span></text:p>
              <text:p text:style-name="P6"><text:span text:style-name="Source_20_Text"><text:span text:style-name="T1">page_init</text:span></text:span></text:p>
              <text:p text:style-name="P6"><text:span text:style-name="Source_20_Text"><text:span text:style-name="T1">env_init</text:span></text:span></text:p>
              <text:p text:style-name="P6"><text:span text:style-name="Source_20_Text"><text:span text:style-name="T1">idt_init </text:span></text:span><text:span text:style-name="T1">(still incomplete at this point)</text:span></text:p>
              <text:p text:style-name="P6"><text:span text:style-name="Source_20_Text"><text:span text:style-name="T1">env_create</text:span></text:span></text:p>
              <text:p text:style-name="P6"><text:span text:style-name="Source_20_Text"><text:span text:style-name="T1">env_run</text:span></text:span></text:p>
              <text:list>
                <text:list-header>
                  <text:p text:style-name="P5"><text:span text:style-name="Source_20_Text"><text:span text:style-name="T1">env_pop_tf<text:line-break/></text:span></text:span></text:p>
                </text:list-header>
              </text:list>
            </text:list-header>
          </text:list>
        </text:list-header>
      </text:list>
      <text:p text:style-name="P1">4.<text:tab/>Exercise-3<text:line-break/><text:tab/>Reading exercise about Intel Manual. There come interrupts and exceptions.<text:line-break/><text:line-break/>5.<text:tab/>Exercise-4<text:line-break/><text:tab/>So we need to work with IDT and TSS. Firstly, wee need to generate entry point for different traps. That's … from Intel Manual about No.0-31 Interrupt types.<text:line-break/>Just follow suit.<text:line-break/><text:tab/>In trapentry.S, those Intrs which need ErrorCode will be handled by “TRAPHANDLER”, and ErrorCode will be pushed into stack by cpu; while those Intrs which don't need ErrorCode will be handled by “TRAPHANDLER_NOEC”, and 0 will be pushed into stack by this macro as the ErrorCode. After pushing Intr Vector into the stack, it jumps to the label “_alltraps”.<text:line-break/><text:tab/>Have a look at the static const char * “trapname” in “kern/trap.c”. And the same with “inc/trap.h”.<text:line-break/><text:tab/>Remember that the two macros are used to define functions for handling traps.<text:line-break/>Trapentry.S--------------------------------------------------------<text:line-break/><text:tab/>TRAPHANDLER_NOEC(idt_divide_error, T_DIVIDE)</text:p>
      <text:p text:style-name="P1"><text:soft-page-break/><text:tab/>TRAPHANDLER_NOEC(idt_debug_exception, T_DEBUG)</text:p>
      <text:p text:style-name="P1"><text:tab/>TRAPHANDLER_NOEC(idt_nmi_interrupt, T_NMI)</text:p>
      <text:p text:style-name="P1"><text:tab/>TRAPHANDLER_NOEC(idt_breakpoint, T_BRKPT)</text:p>
      <text:p text:style-name="P1"><text:tab/>TRAPHANDLER_NOEC(idt_overflow, T_OFLOW)</text:p>
      <text:p text:style-name="P1"><text:tab/>TRAPHANDLER_NOEC(idt_bound_check, T_BOUND)</text:p>
      <text:p text:style-name="P1"><text:tab/>TRAPHANDLER_NOEC(idt_illegal_opcode, T_ILLOP)</text:p>
      <text:p text:style-name="P1"><text:tab/>TRAPHANDLER_NOEC(idt_device_not_available, T_DEVICE)</text:p>
      <text:p text:style-name="P1"><text:tab/>TRAPHANDLER(idt_double_fault, T_DBLFLT)</text:p>
      <text:p text:style-name="P1"/>
      <text:p text:style-name="P1"><text:tab/>TRAPHANDLER(idt_invalid_tss, T_TSS)</text:p>
      <text:p text:style-name="P1"><text:tab/>TRAPHANDLER(idt_segment_not_present, T_SEGNP)</text:p>
      <text:p text:style-name="P1"><text:tab/>TRAPHANDLER(idt_stack_exception, T_STACK)</text:p>
      <text:p text:style-name="P1"><text:tab/>TRAPHANDLER(idt_general_protection_fault, T_GPFLT)</text:p>
      <text:p text:style-name="P1"><text:tab/>TRAPHANDLER(idt_page_fault, T_PGFLT)</text:p>
      <text:p text:style-name="P1"/>
      <text:p text:style-name="P1"><text:tab/>TRAPHANDLER_NOEC(idt_floating_point_error, T_FPERR)</text:p>
      <text:p text:style-name="P1"><text:tab/>TRAPHANDLER(idt_aligment_check, T_ALIGN)</text:p>
      <text:p text:style-name="P1"><text:tab/>TRAPHANDLER_NOEC(idt_machine_check, T_MCHK)</text:p>
      <text:p text:style-name="P1"><text:tab/>TRAPHANDLER_NOEC(idt_simd_floating_point_error, T_SIMDERR)</text:p>
      <text:p text:style-name="P1"><text:tab/>TRAPHANDLER_NOEC(idt_system_call, T_SYSCALL)<text:line-break/>----------------------------------------------------------------------<text:line-break/><text:tab/>As we have learned from the hint from Lab3 html file, we need to push a Trapframe struct into the stack. “Trapframe” is defined in “inc/trap.h”, as below:<text:line-break/>struct Trapframe {</text:p>
      <text:p text:style-name="P1"><text:tab/>struct PushRegs tf_regs;</text:p>
      <text:p text:style-name="P1"><text:tab/>uint16_t tf_es;</text:p>
      <text:p text:style-name="P1"><text:tab/>uint16_t tf_padding1;</text:p>
      <text:p text:style-name="P1"><text:tab/>uint16_t tf_ds;</text:p>
      <text:p text:style-name="P1"><text:tab/>uint16_t tf_padding2;</text:p>
      <text:p text:style-name="P1"><text:tab/>uint32_t tf_trapno;</text:p>
      <text:p text:style-name="P1"><text:tab/>/* below here defined by x86 hardware */</text:p>
      <text:p text:style-name="P1"><text:tab/>uint32_t tf_err;</text:p>
      <text:p text:style-name="P1"><text:tab/>uintptr_t tf_eip;</text:p>
      <text:p text:style-name="P1"><text:soft-page-break/><text:tab/>uint16_t tf_cs;</text:p>
      <text:p text:style-name="P1"><text:tab/>uint16_t tf_padding3;</text:p>
      <text:p text:style-name="P1"><text:tab/>uint32_t tf_eflags;</text:p>
      <text:p text:style-name="P1"><text:tab/>/* below here only when crossing rings, such as from user to kernel */</text:p>
      <text:p text:style-name="P1"><text:tab/>uintptr_t tf_esp;</text:p>
      <text:p text:style-name="P1"><text:tab/>uint16_t tf_ss;</text:p>
      <text:p text:style-name="P1"><text:tab/>uint16_t tf_padding4;</text:p>
      <text:p text:style-name="P1">};<text:line-break/><text:tab/>Paddings are used for alignments. Notice that those four segment registers, called “es(extra)”, “ds(data)”, “cs(code)” and “ss(stack)”, they are unsigned int of 16 bits. But alignments of 4B are needed, so there come those paddings.<text:line-break/><text:tab/>So why should those four segment registers be 16 bits width rather than 32 bits width? May be for compatibility reason, I guess.<text:line-break/><text:tab/>Get down to business. We need to <text:s/>push a Trapframe into stack, so we need to do it in the reverse order as the stack goes from high addr to low addr, contrary to how offset goes inside a struct. And what's more, “env_pop_tf” and those functions defined by “TRAPHANDLER(_NOEC)” have done something for us.<text:line-break/><text:tab/>“env_pop_tf”:<text:line-break/>void</text:p>
      <text:p text:style-name="P1">env_pop_tf(struct Trapframe *tf)</text:p>
      <text:p text:style-name="P1">{</text:p>
      <text:p text:style-name="P1"><text:tab/>__asm __volatile("movl %0,%%esp\n"</text:p>
      <text:p text:style-name="P1"><text:tab/><text:tab/>"\tpopal\n"</text:p>
      <text:p text:style-name="P1"><text:tab/><text:tab/>"\tpopl %%es\n"</text:p>
      <text:p text:style-name="P1"><text:tab/><text:tab/>"\tpopl %%ds\n"</text:p>
      <text:p text:style-name="P1"><text:tab/><text:tab/>"\taddl $0x8,%%esp\n" /* skip tf_trapno and tf_errcode */</text:p>
      <text:p text:style-name="P1"><text:tab/><text:tab/>"\tiret"</text:p>
      <text:p text:style-name="P1"><text:tab/><text:tab/>: : "g" (tf) : "memory");</text:p>
      <text:p text:style-name="P1"><text:tab/>panic("iret failed"); <text:s/>/* mostly to placate the compiler */</text:p>
      <text:p text:style-name="P1">}<text:line-break/><text:tab/>It is clear that “env_pop_tf” accepts a ptr to Trapframe when we call it in “env_run” with “&amp;(e-&gt;env_tf)”. And it just pops out all regs, “es” and “ds” from stack, and skip “TrapNumber” and “ErrorCode” by shifting “esp”.(PS: “popal” pops all regs out, and “pushal” <text:soft-page-break/>pushs all regs in).<text:line-break/><text:tab/>Then as for those functions defined by “TRAPHANDLER(_NOEC)”, ErrorCode will be pushed into stack no matter whether it is done by cpu or implict asm code. And then TrapNumber will be pushed in too.<text:line-break/><text:tab/>So the left jobs are to push “ds” and “es” along with all regs. Some other sundries, besides.<text:line-break/>_alltraps------------------------------------------------------------<text:line-break/>_alltraps:</text:p>
      <text:p text:style-name="P1"><text:tab/>/* push values to make the stack look like a struct Trapframe */</text:p>
      <text:p text:style-name="P1"><text:tab/>pushl<text:tab/>%ds</text:p>
      <text:p text:style-name="P1"><text:tab/>pushl<text:tab/>%es</text:p>
      <text:p text:style-name="P1"><text:tab/>/* push all regs in */</text:p>
      <text:p text:style-name="P1"><text:tab/>pushal</text:p>
      <text:p text:style-name="P1"/>
      <text:p text:style-name="P1"><text:tab/>/* load GD_KD into %ds and %es */</text:p>
      <text:p text:style-name="P1"><text:tab/>/* notice that ds and es are 16 bits width */</text:p>
      <text:p text:style-name="P1"><text:tab/>movl<text:tab/>$GD_KD,<text:tab/>%eax</text:p>
      <text:p text:style-name="P1"><text:tab/>movw<text:tab/>%eax,<text:tab/>%ds</text:p>
      <text:p text:style-name="P1"><text:tab/>movw<text:tab/>%eax,<text:tab/>%es</text:p>
      <text:p text:style-name="P1"/>
      <text:p text:style-name="P1"><text:tab/>/* pushl %esp to pass a pointer to the Trapframe</text:p>
      <text:p text:style-name="P1"><text:tab/>as an argument to trap() and call trap() */</text:p>
      <text:p text:style-name="P1"><text:tab/>pushl<text:tab/>%esp</text:p>
      <text:p text:style-name="P1"><text:tab/>call trap</text:p>
      <text:p text:style-name="P1"/>
      <text:p text:style-name="P1"><text:tab/>/* pop the values pushed in steps 1-3 and iret*/</text:p>
      <text:p text:style-name="P1"><text:tab/>popl<text:tab/>%esp</text:p>
      <text:p text:style-name="P1"><text:tab/>popal</text:p>
      <text:p text:style-name="P1"><text:tab/>popl<text:tab/>%es</text:p>
      <text:p text:style-name="P1"><text:tab/>popl<text:tab/>%ds</text:p>
      <text:p text:style-name="P1"><text:tab/>iret<text:line-break/>----------------------------------------------------------------------<text:line-break/><text:tab/>The opnums of “movl” cannot be 16 bits width. And the first opnum of “movw” cannot <text:soft-page-break/>be imm number. So loading GD_KD into eax and moving ax to ds and es is the right way.<text:line-break/><text:tab/>Then modify “idt_init()” to initialize the IDT to point to entry points defined in “trapentry.S” by “TRAPHANDLER(_NOEC)”. “SETGATE” macro is defined in “inc/mmu.h”. And notice that functions defined by “TRAPHANDLER(_NOEC)” are globally-visiable. Just extern them.<text:line-break/><text:tab/>Notice this:<text:line-break/>// Global descriptor numbers</text:p>
      <text:p text:style-name="P1">#define GD_KT <text:s text:c="4"/>0x08 <text:s text:c="4"/>// kernel text</text:p>
      <text:p text:style-name="P1">#define GD_KD <text:s text:c="4"/>0x10 <text:s text:c="4"/>// kernel data</text:p>
      <text:p text:style-name="P1">#define GD_UT <text:s text:c="4"/>0x18 <text:s text:c="4"/>// user text</text:p>
      <text:p text:style-name="P1">#define GD_UD <text:s text:c="4"/>0x20 <text:s text:c="4"/>// user data</text:p>
      <text:p text:style-name="P1">#define GD_TSS <text:s text:c="3"/>0x28 <text:s text:c="4"/>// Task segment selector<text:line-break/>idt_init()-----------------------------------------------------------<text:line-break/><text:tab/>// #define SETGATE(gate, istrap, sel, off, dpl)</text:p>
      <text:p text:style-name="P1"><text:tab/>// gate: describes the info of gate, should be a struct.</text:p>
      <text:p text:style-name="P1"><text:tab/>// istrap: 1 for excp, and 0 for intr.</text:p>
      <text:p text:style-name="P1"><text:tab/>// sel: segment selector, should be 0x8 or GD_KT, kernel text.</text:p>
      <text:p text:style-name="P1"><text:tab/>// off: offset in code segment for interrupt/trap handler,</text:p>
      <text:p text:style-name="P1"><text:tab/>// which should be the handler function entry points.</text:p>
      <text:p text:style-name="P1"><text:tab/>// dpl: Descriptor Privilege Level, will be compared with cpl</text:p>
      <text:p text:style-name="P1"><text:tab/>SETGATE(idt[T_DIVIDE], 0, GD_KT, idt_divide_error, 0);</text:p>
      <text:p text:style-name="P1"><text:tab/>SETGATE(idt[T_DEBUG], 0, GD_KT, idt_debug_exception, 0);</text:p>
      <text:p text:style-name="P1"><text:tab/>SETGATE(idt[T_NMI], 0, GD_KT, idt_nmi_interrupt, 0);</text:p>
      <text:p text:style-name="P1"><text:tab/>SETGATE(idt[T_BRKPT], 0, GD_KT, idt_breakpoint, 3);</text:p>
      <text:p text:style-name="P1"><text:tab/>SETGATE(idt[T_OFLOW], 1, GD_KT, idt_overflow, 3);</text:p>
      <text:p text:style-name="P1"><text:tab/>SETGATE(idt[T_BOUND], 1, GD_KT, idt_bound_check, 3);</text:p>
      <text:p text:style-name="P1"><text:tab/>SETGATE(idt[T_ILLOP], 0, GD_KT, idt_illegal_opcode, 0);</text:p>
      <text:p text:style-name="P1"><text:tab/>SETGATE(idt[T_DEVICE], 0, GD_KT, idt_device_not_available, 0);</text:p>
      <text:p text:style-name="P1"><text:tab/>// I just cannot set the gate's type to 0101B, which states a task gate</text:p>
      <text:p text:style-name="P1"><text:tab/>// Don't know why. May be modified later?</text:p>
      <text:p text:style-name="P1"><text:tab/>SETGATE(idt[T_DBLFLT], 0, GD_KT, idt_double_fault, 0);</text:p>
      <text:p text:style-name="P1"><text:tab/>SETGATE(idt[T_TSS], 0, GD_KT, idt_invalid_tss, 0);</text:p>
      <text:p text:style-name="P1"><text:tab/>SETGATE(idt[T_SEGNP], 0, GD_KT, idt_segment_not_present, 0);</text:p>
      <text:p text:style-name="P1"><text:soft-page-break/><text:tab/>SETGATE(idt[T_STACK], 0, GD_KT, idt_stack_exception, 0);</text:p>
      <text:p text:style-name="P1"><text:tab/>SETGATE(idt[T_GPFLT], 1, GD_KT, idt_general_protection_fault, 0);</text:p>
      <text:p text:style-name="P1"><text:tab/>SETGATE(idt[T_PGFLT], 0, GD_KT, idt_page_fault, 0);</text:p>
      <text:p text:style-name="P1"><text:tab/>SETGATE(idt[T_FPERR], 0, GD_KT, idt_floating_point_error, 0);</text:p>
      <text:p text:style-name="P1"><text:tab/>SETGATE(idt[T_ALIGN], 0, GD_KT, idt_aligment_check, 0);</text:p>
      <text:p text:style-name="P1"><text:tab/>SETGATE(idt[T_MCHK], 0, GD_KT, idt_machine_check, 0);</text:p>
      <text:p text:style-name="P1"><text:tab/>SETGATE(idt[T_SIMDERR], 0, GD_KT, idt_simd_floating_point_error, 0);</text:p>
      <text:p text:style-name="P1"><text:tab/>SETGATE(idt[T_SYSCALL], 1, GD_KT, idt_system_call, 3);<text:line-break/>-----------------------------------------------------------------------<text:line-break/><text:tab/>These lines get involved with gate type and gate dpl. Gate descriptions are as below:<text:line-break/><text:tab/>I.<text:tab/>Interrupt Gate: dpl=0, type=1110B; activate all(or most?) intr handlers.<text:line-break/><text:tab/>II.<text:tab/>System Gate: dpl=3, type=1111B; activate three trap-excp handlers, whose numbers are 4, 5 and 48(128 in linux, as it is for system call), corresponding with instructions named “into”, “bound” and “int $0x30”. These three instructions can be used in user mode.<text:line-break/><text:tab/>III.<text:tab/>System Interrupt Gate: dpl=3, type=1110B; activate No.3 intr handler which states a breakpoint, corresponding with “int $0x3”. Can be used in user mode too.<text:line-break/><text:tab/>IV.<text:tab/>Trap Gate: dpl=0, type=1111B; stop user to use “int $0xHEX”(HEX &lt;&gt; 3 and 30) to simulate ILLEGAL excps to drop into kernel. This will activate a General Protection Fault, which is No.13.<text:line-break/><text:tab/>V:<text:tab/>Task Gate: dpl=0, type=0101B; activate No8 intr handler which is called double fault.<text:line-break/><text:tab/>But I just cannot set the gate type to “0101B”. Why? I don't know. Maybe it is different between JOS and linux? Well, the answer may arise later.<text:line-break/><text:tab/>Btw, No.9 intr involves with co-processor. It describes the illegal behavior of co-processor to cross the boundary of segment.<text:line-break/><text:tab/>Again, pay attention to the code already written in “idt_init()” about TSS. JOS use TSS to set a correct stack ONLY. The piece of code goes as below:<text:line-break/><text:tab/>// Setup a TSS so that we get the right stack</text:p>
      <text:p text:style-name="P1"><text:tab/>// when we trap to the kernel.</text:p>
      <text:p text:style-name="P1"><text:tab/>ts.ts_esp0 = KSTACKTOP;</text:p>
      <text:p text:style-name="P1"><text:tab/>ts.ts_ss0 = GD_KD;</text:p>
      <text:p text:style-name="P1"><text:tab/>// Initialize the TSS field of the gdt.</text:p>
      <text:p text:style-name="P1"><text:tab/>gdt[GD_TSS &gt;&gt; 3] = SEG16(STS_T32A, (uint32_t) (&amp;ts),</text:p>
      <text:p text:style-name="P1"><text:soft-page-break/><text:tab/><text:tab/><text:tab/><text:tab/><text:tab/>sizeof(struct Taskstate), 0);</text:p>
      <text:p text:style-name="P1"><text:tab/>gdt[GD_TSS &gt;&gt; 3].sd_s = 0;</text:p>
      <text:p text:style-name="P1"><text:tab/>// Load the TSS</text:p>
      <text:p text:style-name="P1"><text:tab/>ltr(GD_TSS);</text:p>
      <text:p text:style-name="P1"><text:tab/>// Load the IDT</text:p>
      <text:p text:style-name="P1"><text:tab/>asm volatile("lidt idt_pd");<text:line-break/><text:tab/>Compile and run, there will be something new. GUI will say that there is an incoming Trapframe located at xxx, and print the Trapframe on the screen along with a Page Fault hint. The ending will be a panic.<text:line-break/><text:tab/>Que.1<text:tab/><text:tab/>Quickly handle and eliminate redundant code.<text:line-break/><text:tab/>Que.2<text:tab/><text:tab/>#GP which is $13. This IS the correct behavior as this is illegal simulating of page fault to drop into kernel, as I have stated above. Set dpl=0 then the gate can block those invalid intrs out.<text:line-break/><text:tab/>Challenge<text:tab/>I have got some clear ideas but, maybe later.<text:line-break/><text:line-break/>6.<text:tab/>Exercise-5, 6, 7<text:line-break/><text:tab/>Let's modify “trap_dispatch()”. The work is to dispatch page fault exceptions to “page_fault_handler()”, and to make breakpoint excp to invoke kernel monitor and to handle system call by calling “syscall()”. There are only 5 syscalls... defined in “inc/syscall.h”.<text:line-break/><text:tab/>And, there are only 5 arguments.(As the first is syscall number stored in eax). When there are more than 5, stack will be used to pass arguments.<text:line-break/><text:line-break/><text:tab/>Notice the order, the same as pushing Trapframe into stack.<text:line-break/>trap_dispatch()-----------------------------------------------------<text:line-break/><text:tab/>// Handle processor exceptions.</text:p>
      <text:p text:style-name="P1"><text:tab/>// LAB 3: Your code here.</text:p>
      <text:p text:style-name="P1"><text:tab/>switch (tf-&gt;tf_trapno)</text:p>
      <text:p text:style-name="P1"><text:tab/>{</text:p>
      <text:p text:style-name="P1"><text:tab/><text:tab/>case T_PGFLT:</text:p>
      <text:p text:style-name="P1"><text:tab/><text:tab/><text:tab/>// dispatch page fault exceptions to page_fault_handler()</text:p>
      <text:p text:style-name="P1"><text:tab/><text:tab/><text:tab/>page_fault_handler(tf);</text:p>
      <text:p text:style-name="P1"><text:tab/><text:tab/><text:tab/>return;</text:p>
      <text:p text:style-name="P1"><text:tab/><text:tab/>case T_BRKPT:</text:p>
      <text:p text:style-name="P1"><text:soft-page-break/><text:tab/><text:tab/><text:tab/>// invoke kernel monitor</text:p>
      <text:p text:style-name="P1"><text:tab/><text:tab/><text:tab/>monitor(tf);</text:p>
      <text:p text:style-name="P1"><text:tab/><text:tab/><text:tab/>return;</text:p>
      <text:p text:style-name="P1"><text:tab/><text:tab/>case T_SYSCALL:</text:p>
      <text:p text:style-name="P1"><text:tab/><text:tab/><text:tab/>// Generic system call: pass system call number in AX,</text:p>
      <text:p text:style-name="P1"><text:tab/><text:tab/><text:tab/>// up to five parameters in DX, CX, BX, DI, SI.</text:p>
      <text:p text:style-name="P1"><text:tab/><text:tab/><text:tab/>// Interrupt kernel with T_SYSCALL.</text:p>
      <text:p text:style-name="P1"><text:tab/><text:tab/><text:tab/>// According to lib/syscall.c</text:p>
      <text:p text:style-name="P1"><text:tab/><text:tab/><text:tab/>// Correct order or endless page fault</text:p>
      <text:p text:style-name="P1"><text:tab/><text:tab/><text:tab/>tf-&gt;tf_regs.reg_eax = syscall(tf-&gt;tf_regs.reg_eax,</text:p>
      <text:p text:style-name="P1"><text:tab/><text:tab/><text:tab/><text:tab/>tf-&gt;tf_regs.reg_edx, tf-&gt;tf_regs.reg_ecx,</text:p>
      <text:p text:style-name="P1"><text:tab/><text:tab/><text:tab/><text:tab/>tf-&gt;tf_regs.reg_ebx, tf-&gt;tf_regs.reg_edi,</text:p>
      <text:p text:style-name="P1"><text:tab/><text:tab/><text:tab/><text:tab/>tf-&gt;tf_regs.reg_esi);</text:p>
      <text:p text:style-name="P1"><text:tab/><text:tab/><text:tab/>return;</text:p>
      <text:p text:style-name="P1"><text:tab/>}<text:line-break/>syscall()-------------------------------------------------------------<text:line-break/><text:tab/>// Call the function corresponding to the 'syscallno' parameter.</text:p>
      <text:p text:style-name="P1"><text:tab/>// Return any appropriate return value.</text:p>
      <text:p text:style-name="P1"><text:tab/>// LAB 3: Your code here.</text:p>
      <text:p text:style-name="P1"><text:tab/>switch (syscallno)</text:p>
      <text:p text:style-name="P1"><text:tab/>{</text:p>
      <text:p text:style-name="P1"><text:tab/><text:tab/>case SYS_cputs:</text:p>
      <text:p text:style-name="P1"><text:tab/><text:tab/><text:tab/>sys_cputs((const char *)a1, a2);</text:p>
      <text:p text:style-name="P1"><text:tab/><text:tab/><text:tab/>return 0;</text:p>
      <text:p text:style-name="P1"><text:tab/><text:tab/>case SYS_cgetc:</text:p>
      <text:p text:style-name="P1"><text:tab/><text:tab/><text:tab/>return (int32_t)sys_cgetc();</text:p>
      <text:p text:style-name="P1"><text:tab/><text:tab/>case SYS_getenvid:</text:p>
      <text:p text:style-name="P1"><text:tab/><text:tab/><text:tab/>return (int32_t)sys_getenvid();</text:p>
      <text:p text:style-name="P1"><text:tab/><text:tab/>case SYS_env_destroy:</text:p>
      <text:p text:style-name="P1"><text:tab/><text:tab/><text:tab/>return (int32_t)sys_env_destroy((envid_t)a1);</text:p>
      <text:p text:style-name="P1"><text:tab/><text:tab/>default:<text:tab/>//NSYSCALLS means non-syscalls</text:p>
      <text:p text:style-name="P1"><text:tab/><text:tab/><text:tab/>return -E_INVAL;</text:p>
      <text:p text:style-name="P1"><text:tab/>}<text:line-break/><text:soft-page-break/>-----------------------------------------------------------------------<text:line-break/><text:tab/>Notice that the cons_getc() primitive doesn't wait for a character, but the sys_cgetc() system call does.<text:line-break/><text:tab/>Que.1<text:tab/><text:tab/>Dpl again. Set syscall and breakpoint's gate's dpl to 3 so that user can trigger it.<text:line-break/><text:tab/>Que.2<text:tab/><text:tab/>Try to drop into kernel, then you know.<text:line-break/><text:line-break/>7.<text:tab/>Exercise-8<text:line-break/><text:tab/>User program is executed from entry.S. “libmain” is called from entry.S to get us going. And “entry.S” already took care of defining envs, pages, vpd, and vpt.<text:line-break/><text:tab/>About ENVX(): The environment index ENVX(eid) equals the environment's offset in the 'envs[]' array. <text:s/>The uniqueifier distinguishes environments that were created at different times, but share the same environment index.<text:line-break/><text:tab/>Amazing. ENVX(eid)=eid &amp; 0x3ff. Why bother?<text:line-break/><text:tab/>The work is to modify libmain() to initialize the global pointer env to point at this environment's struct Env in the envs[] array. (Note that lib/entry.S has already defined envs to point at the UENVS mapping you set up in lab 2.)<text:line-break/>libmain()------------------------------------------------------------<text:line-break/><text:tab/>// set env to point at our env structure in envs[].</text:p>
      <text:p text:style-name="P1"><text:tab/>// LAB 3: Your code here.</text:p>
      <text:p text:style-name="P1"><text:tab/>// initialize the global pointer env to point at this </text:p>
      <text:p text:style-name="P1"><text:tab/>// environment's struct Env in the envs[] array.</text:p>
      <text:p text:style-name="P1"><text:tab/>env = envs+NEVX(sys_getenvid());<text:line-break/>-----------------------------------------------------------------------<text:line-break/><text:tab/>Then I go back to edit “load_icode”. Or there will be Page Fault when using “memmove” and “memset”. We need to save original cr3 to load temporary cr3 to hold env pgdir, and then restore original cr3, or <text:s/>page fault arises when memmoving and memseting.<text:line-break/><text:tab/>Compile and run, “hello, world” and “i am xxx” will be printed.<text:line-break/><text:line-break/>8.<text:tab/>Exercise-9<text:line-break/><text:tab/>To panic if page fault happens in kernel mode. There won't be any page fault in kernel mode, so we should use a panic rather than an intr/excp.<text:line-break/>page_fault_handler()----------------------------------------------<text:line-break/><text:soft-page-break/><text:tab/>// Handle kernel-mode page faults.</text:p>
      <text:p text:style-name="P1"><text:tab/>// LAB 3: Your code here.</text:p>
      <text:p text:style-name="P1"><text:tab/>if ((tf-&gt;tf_cs &amp; 3) == 0)</text:p>
      <text:p text:style-name="P1"><text:tab/>{</text:p>
      <text:p text:style-name="P1"><text:s text:c="8"/><text:tab/><text:tab/>panic("Page fault in kernel"); <text:s/></text:p>
      <text:p text:style-name="P1"><text:tab/><text:tab/>return;</text:p>
      <text:p text:style-name="P1"><text:tab/>}<text:line-break/>user_mem_check()-------------------------------------------------<text:line-break/><text:tab/>// LAB 3: Your code here. </text:p>
      <text:p text:style-name="P1"><text:tab/>// check user privilege and boundary</text:p>
      <text:p text:style-name="P1"><text:tab/>// REMEMBER, pte_t mod PGSIZE = 0, and the lower bits</text:p>
      <text:p text:style-name="P1"><text:tab/>// describe the privileges of the page</text:p>
      <text:p text:style-name="P1"><text:tab/>// check all range</text:p>
      <text:p text:style-name="P1"><text:tab/>pte_t *pte_addr;</text:p>
      <text:p text:style-name="P1"><text:tab/>uintptr_t lva = (uintptr_t)ROUNDDOWN(va, PGSIZE);</text:p>
      <text:p text:style-name="P1"><text:tab/>uintptr_t rva = (uintptr_t)ROUNDUP(va+len, PGSIZE);</text:p>
      <text:p text:style-name="P1"><text:tab/>// rva is not included</text:p>
      <text:p text:style-name="P1"><text:tab/>for (; lva &lt; rva; lva += PGSIZE)</text:p>
      <text:p text:style-name="P1"><text:tab/>{</text:p>
      <text:p text:style-name="P1"><text:tab/><text:tab/>// check boundary</text:p>
      <text:p text:style-name="P1"><text:tab/><text:tab/>// record the first erroneous virtual address</text:p>
      <text:p text:style-name="P1"><text:tab/><text:tab/>// so it cannot be outside the loop</text:p>
      <text:p text:style-name="P1"><text:tab/><text:tab/>if (lva &gt;= ULIM)</text:p>
      <text:p text:style-name="P1"><text:tab/><text:tab/>{</text:p>
      <text:p text:style-name="P1"><text:tab/><text:tab/><text:tab/>user_mem_check_addr = lva;</text:p>
      <text:p text:style-name="P1"><text:tab/><text:tab/><text:tab/>return -E_FAULT;</text:p>
      <text:p text:style-name="P1"><text:tab/><text:tab/>}</text:p>
      <text:p text:style-name="P1"><text:tab/><text:tab/>pte_addr = pgdir_walk(env-&gt;env_pgdir, (void *)lva, 0);</text:p>
      <text:p text:style-name="P1"><text:tab/><text:tab/>// PTE_U has been added when called in "user_mem_assert()"</text:p>
      <text:p text:style-name="P1"><text:tab/><text:tab/>if (pte_addr == NULL || (*pte_addr &amp; (perm | PTE_P)) != perm)</text:p>
      <text:p text:style-name="P1"><text:tab/><text:tab/>{</text:p>
      <text:p text:style-name="P1"><text:tab/><text:tab/><text:tab/>user_mem_check_addr = lva;</text:p>
      <text:p text:style-name="P1"><text:tab/><text:tab/><text:tab/>return -E_FAULT;</text:p>
      <text:p text:style-name="P1"><text:soft-page-break/><text:tab/><text:tab/>}</text:p>
      <text:p text:style-name="P1"><text:tab/>}<text:line-break/>-----------------------------------------------------------------------<text:line-break/><text:tab/>We need to check the privilege and boundary when running in user mode.<text:line-break/><text:tab/>And check when using “sys_cputs()” because it visits the memory:<text:line-break/>sys_cputs()----------------------------------------------------------<text:line-break/><text:tab/>// LAB 3: Your code here.</text:p>
      <text:p text:style-name="P1"><text:tab/>user_mem_assert(curenv, (const void *)s, len, PTE_U | PTE_W | PTE_P);<text:line-break/>------------------------------------------------------------------------<text:line-break/><text:tab/>Then compile and run, there will be a “user_mem_check assertion failure”. Remember to modify “kern/init.c” to “ENV_CREATE” for the elf file “buggyhello”.<text:line-break/><text:line-break/>9.<text:tab/>Exercise-10<text:line-break/><text:tab/>Modify “kern/init.c” to run “evilhello”. And... what hell is “mua ha ha”...<text:line-break/><text:line-break/>10.<text:tab/>Exercise-Extra<text:line-break/><text:tab/>Well, I just find there are two code blanks in “kern/kdebug.c”!!! But it never reads in the html file!!! Holy crap.<text:line-break/>debuginfo_eip()----------------------------------------------------<text:line-break/><text:tab/><text:tab/>// The user-application linker script, user/user.ld,</text:p>
      <text:p text:style-name="P1"><text:tab/><text:tab/>// puts information about the application's stabs (equivalent</text:p>
      <text:p text:style-name="P1"><text:tab/><text:tab/>// to __STAB_BEGIN__, __STAB_END__, __STABSTR_BEGIN__, and</text:p>
      <text:p text:style-name="P1"><text:tab/><text:tab/>// __STABSTR_END__) in a structure located at virtual address</text:p>
      <text:p text:style-name="P1"><text:tab/><text:tab/>// USTABDATA.</text:p>
      <text:p text:style-name="P1"><text:tab/><text:tab/>const struct UserStabData *usd = (const struct UserStabData *) USTABDATA;</text:p>
      <text:p text:style-name="P1"/>
      <text:p text:style-name="P1"><text:tab/><text:tab/>// Make sure this memory is valid.</text:p>
      <text:p text:style-name="P1"><text:tab/><text:tab/>// Return -1 if it is not. <text:s/>Hint: Call user_mem_check.</text:p>
      <text:p text:style-name="P1"><text:tab/><text:tab/>// LAB 3: Your code here.</text:p>
      <text:p text:style-name="P1"><text:tab/><text:tab/>if (user_mem_check(curenv, (const void *)usd, sizeof(struct UserStabData), PTE_U | PTE_P) &lt; 0)</text:p>
      <text:p text:style-name="P1"><text:tab/><text:tab/>{</text:p>
      <text:p text:style-name="P1"><text:tab/><text:tab/><text:tab/>return -1;</text:p>
      <text:p text:style-name="P1"><text:soft-page-break/><text:tab/><text:tab/>}</text:p>
      <text:p text:style-name="P1"/>
      <text:p text:style-name="P1"><text:tab/><text:tab/>stabs = usd-&gt;stabs;</text:p>
      <text:p text:style-name="P1"><text:tab/><text:tab/>stab_end = usd-&gt;stab_end;</text:p>
      <text:p text:style-name="P1"><text:tab/><text:tab/>stabstr = usd-&gt;stabstr;</text:p>
      <text:p text:style-name="P1"><text:tab/><text:tab/>stabstr_end = usd-&gt;stabstr_end;</text:p>
      <text:p text:style-name="P1"/>
      <text:p text:style-name="P1"><text:tab/><text:tab/>// Make sure the STABS and string table memory is valid.</text:p>
      <text:p text:style-name="P1"><text:tab/><text:tab/>// LAB 3: Your code here.</text:p>
      <text:p text:style-name="P1"><text:tab/><text:tab/>if (user_mem_check(curenv, stabs, stab_end-stabs, PTE_U | PTE_P) &lt; 0</text:p>
      <text:p text:style-name="P1"><text:tab/><text:tab/>|| user_mem_check(curenv, stabstr, stabstr_end-stabstr, PTE_U | PTE_P) &lt; 0)</text:p>
      <text:p text:style-name="P1"><text:tab/><text:tab/>{</text:p>
      <text:p text:style-name="P1"><text:tab/><text:tab/><text:tab/>return -1;</text:p>
      <text:p text:style-name="P1"><text:tab/><text:tab/>}<text:line-break/>-----------------------------------------------------------------------<text:line-break/><text:tab/>There are some “incoming Trapframe” caused by calling “sys_getenvid()” in “libmain()”. Don't care about them.<text:line-break/><text:tab/>And just try “divzero” and “faultread” and something else.<text:line-break/><text:tab/>And remember to try “breakpoint”! “breakpoint()” contains only one line of <text:s/>“asm volatile("int $3");”, which sends a “int3” means a breakpoint. IF YOUR TRAPHANDLER HAPPENS TO USE THE SAME NAME WITH “breakpoint()” DEFINED IN “inc/x86.h” AS AN INLINED FUNCTION WHICH SENDS “int3” TOO, THERE WILL BE A INFINATE LOOP. The code stream will never come to your traphandler. Change a name or...<text:line-break/><text:line-break/>Okay Lab3 is done!<text:line-break/><text:line-break/><text:tab/>Something missed: As for idt, it must be built at run time because shifted function addresses can't be represented in relocation records.<text:line-break/><text:tab/>And for all intrs, kernel will check cpl and intr-handler-dpl(in GDT), throw a #GP if cpl &lt; intr-handler-dpl because an intr handler will never execute user code; then only for softint, kernel check cpl and gate-dpl, throw a #GP if cpl &gt; gate-dpl(in IDT), because users are never supposed to use “INT 1” or something except “INT3” and “INT30”.<text:line-break/><text:tab/>What's more, it seems that after “SETGATE” but before “TRAPHANDLER”, there is <text:soft-page-break/>nothing that software will do. “Trapno” is decided by cpu. I cannot find any line which holds the comparison of dpl and cpl.<text:line-break/><text:tab/>In terms of Eflags, IF sign 1 for interruptible, 0 for uninterrupt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2T15:42:03</dc:date>
    <meta:editing-duration>P2DT12H20M50S</meta:editing-duration>
    <meta:editing-cycles>1703</meta:editing-cycles>
    <meta:generator>LibreOffice/3.5$Linux_x86 LibreOffice_project/350m1$Build-202</meta:generator>
    <dc:creator>Yuchen Yan</dc:creator>
    <meta:document-statistic meta:table-count="0" meta:image-count="0" meta:object-count="0" meta:page-count="22" meta:paragraph-count="422" meta:word-count="4295" meta:character-count="29809" meta:non-whitespace-character-count="25148"/>
  </office:meta>
</office:document-meta>
</file>